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" fo:font-size="16pt" officeooo:rsid="0010b1b9" officeooo:paragraph-rsid="000c9729" style:font-size-asian="16pt" style:font-name-complex="IRRoya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0b1b9" officeooo:paragraph-rsid="00146c76" style:font-size-asian="16pt" style:font-name-complex="IRRoya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bold" officeooo:rsid="001510c5" officeooo:paragraph-rsid="001510c5" style:font-size-asian="16pt" style:font-weight-asian="bold" style:font-name-complex="IRRoya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4">The Black island</text:p>
      <text:p text:style-name="P3">page 1:</text:p>
      <text:p text:style-name="P3">A plane in trouble?</text:p>
      <text:p text:style-name="P3">Sounds bad.</text:p>
      <text:p text:style-name="P6">It’s probably a private aircraft.</text:p>
      <text:p text:style-name="P6">Let’s see, Snowy.</text:p>
      <text:p text:style-name="P6">Will it take long to fix?</text:p>
      <text:p text:style-name="P6"><text:soft-page-break/>No, only a few minutes. Nothing seriously wrong.</text:p>
      <text:p text:style-name="P6">Why, it’s an unregistered plane.</text:p>
      <text:p text:style-name="P6">Someone coming, Mick. Too bad for him! You know our orders.</text:p>
      <text:p text:style-name="P6">Are you in trouble. Can I help?</text:p>
      <text:p text:style-name="P6">Page 2:</text:p>
      <text:p text:style-name="P6">next morning …. Well doctor? He was lucky. The bullet only grazed a rib. He’ll be up in a couple of days.</text:p>
      <text:p text:style-name="P6">Excuse me, nurse.</text:p>
      <text:p text:style-name="P6">Can we see Tintin, please?</text:p>
      <text:p text:style-name="P6">You can go in.</text:p>
      <text:p text:style-name="P6">Look here: are you absolutely sure the plane had no registration marks? Quite certai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01:57:08.029145130</meta:creation-date>
    <dc:date>2023-02-03T17:18:04.692820500</dc:date>
    <meta:editing-duration>PT55M5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208" meta:character-count="988" meta:non-whitespace-character-count="797"/>
  </office:meta>
</office:document-meta>
</file>